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971841861918488939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30951371430675115" text:style-name="L2">
        <text:list-item>
          <text:list>
            <text:list-header>
              <text:p text:style-name="P8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349104828555341412" text:style-name="L3">
        <text:list-item>
          <text:list>
            <text:list-header>
              <text:p text:style-name="P9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>Sun. 3/20/16: <text:span text:style-name="T1">7.5 miles</text:span></text:p>
      <text:p text:style-name="P1">Same course as yesterday only I ran and walked 4 times around the park.</text:p>
      <text:p text:style-name="P1">The first 6.5 miles I walked 0.17 miles at the beginning of each half mile, time 1:14:46 or 11:30/mile.</text:p>
      <text:p text:style-name="P1">The last mile I ran without walking in 9:13.</text:p>
      <text:p text:style-name="P1">Total time for 7.5 miles was 1:23:59 or 11:11/mi</text:p>
      <text:p text:style-name="P1"/>
      <text:p text:style-name="P1">Mon 3/21/16: <text:span text:style-name="T1">2.1 miles</text:span></text:p>
      <text:p text:style-name="P1">The lower left side of my right knee is hurting a little.</text:p>
      <text:p text:style-name="P1">Ran to Brookdale Park, once around the park at back and back at 10:15/mi.</text:p>
      <text:p text:style-name="P1">My knee feels okay.</text:p>
      <text:p text:style-name="P1"/>
      <text:p text:style-name="P1">Tues 3/22/16: <text:span text:style-name="T1">6 miles</text:span></text:p>
      <text:p text:style-name="P1">My knee is better but I will run mostly on outdoor track to protect it.</text:p>
      <text:p text:style-name="P1">I ran ½ mile to Brookdale Park track, 5 miles on track, and ½ miles back.</text:p>
      <text:p text:style-name="P1">The first two miles I ran without walking. The next 3 miles I walked about a minute at the beginning of each ½ mile. The last mile I ran without walking.</text:p>
      <text:p text:style-name="P1">Time for 6 miles was 1:04:56 or 10:49/mi </text:p>
      <text:p text:style-name="P1"/>
      <text:p text:style-name="P2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1"/>
      <text:p text:style-name="P1">Wed 3/23/16: <text:span text:style-name="T1">5.5 miles</text:span></text:p>
      <text:p text:style-name="P1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1">Times for each mile: <text:s/>9:13, 8:58, 10:02, 9:40, 7:51</text:p>
      <text:p text:style-name="P1">I rested 1 minute and jogged ½ mile back. <text:s/>I feel good.</text:p>
      <text:p text:style-name="P1"/>
      <text:p text:style-name="P1">Thur 3/24/16: <text:span text:style-name="T1">8 miles</text:span></text:p>
      <text:p text:style-name="P1">Back in Meadville. <text:s/>I ran and walked 8 miles: 1 mile to Allegheny College track, 6 miles on the track, and 1 mile back. <text:s/>Miles 1,2, 3 and 6 I ran without walking. <text:s/>During the other 4 miles I walked a total of about 0.25 miles. <text:s/>Time 1:25:36 or 10:42/mi. 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4T13:29:21.66</dc:date>
    <dc:creator>James Lombardi</dc:creator>
    <meta:editing-duration>PT10H21M26S</meta:editing-duration>
    <meta:editing-cycles>33</meta:editing-cycles>
    <meta:document-statistic meta:table-count="0" meta:image-count="0" meta:object-count="0" meta:page-count="5" meta:paragraph-count="176" meta:word-count="1446" meta:character-count="7262"/>
  </office:meta>
</office:document-meta>
</file>